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marker-start-width="0.4cm" draw:marker-end="Arrow" draw:marker-end-width="0.4cm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5.6cm" svg:height="9.7cm" svg:x="1.9cm" svg:y="10.1cm">
          <text:p text:style-name="P1"><text:span text:style-name="T1">Vr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99cm" svg:height="26.599cm" svg:x="23.901cm" svg:y="1.401cm">
          <text:p text:style-name="P2"><text:span text:style-name="T1">Pytho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0cm" svg:height="5.7cm" svg:x="23.2cm" svg:y="5.8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cm" svg:height="5.7cm" svg:x="23.101cm" svg:y="5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cm" svg:height="5.7cm" svg:x="23.002cm" svg:y="5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10cm" svg:height="5.7cm" svg:x="22.902cm" svg:y="5.502cm">
          <text:p text:style-name="P1"><text:span text:style-name="T2">Robot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10cm" svg:height="5.7cm" svg:x="22.903cm" svg:y="12.803cm">
          <text:p text:style-name="P1"><text:span text:style-name="T2">Jednostka </text:span></text:p>
          <text:p text:style-name="P1"><text:span text:style-name="T2">central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10cm" svg:height="5.7cm" svg:x="22.904cm" svg:y="20.804cm">
          <text:p text:style-name="P1"><text:span text:style-name="T2">Chm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2.902cm" svg:y1="8.352cm" svg:x2="18.498cm" svg:y2="12.8cm" draw:start-shape="id1" draw:start-glue-point="3" draw:end-shape="id2" draw:end-glue-point="1" svg:d="M22902 8352h-2201v4448h-2203" svg:viewBox="0 0 4405 4449">
          <text:p/>
        </draw:connector>
        <draw:connector draw:style-name="gr2" draw:text-style-name="P2" draw:layer="layout" svg:x1="22.904cm" svg:y1="23.654cm" svg:x2="18.5cm" svg:y2="16.802cm" draw:start-shape="id3" draw:start-glue-point="3" draw:end-shape="id4" draw:end-glue-point="1" svg:d="M22904 23654h-2201v-6852h-2203" svg:viewBox="0 0 4405 6853">
          <text:p/>
        </draw:connector>
        <draw:custom-shape draw:style-name="gr1" draw:text-style-name="P2" xml:id="id2" draw:id="id2" draw:layer="layout" svg:width="2.1cm" svg:height="1.2cm" svg:x="16.398cm" svg:y="12.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1cm" svg:height="1.2cm" svg:x="16.4cm" svg:y="16.20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-0.601cm 0.698cm" svg:x1="27.902cm" svg:y1="5.502cm" svg:x2="33.2cm" svg:y2="8.65cm" draw:start-shape="id1" draw:start-glue-point="0" draw:end-shape="id5" draw:end-glue-point="1" svg:d="M27902 5502v-1102h6498v4250h-1200" svg:viewBox="0 0 6499 4251">
          <text:p/>
        </draw:connector>
        <draw:connector draw:style-name="gr3" draw:text-style-name="P2" draw:layer="layout" svg:x1="27.903cm" svg:y1="12.803cm" svg:x2="27.902cm" svg:y2="11.202cm" draw:start-shape="id6" draw:start-glue-point="0" draw:end-shape="id1" draw:end-glue-point="2" svg:d="M27903 12803v-800h-1v-801" svg:viewBox="0 0 2 1602">
          <text:p/>
        </draw:connector>
        <draw:connector draw:style-name="gr4" draw:text-style-name="P2" draw:layer="layout" svg:x1="32.904cm" svg:y1="23.654cm" svg:x2="34.5cm" svg:y2="10.1cm" draw:start-shape="id3" draw:start-glue-point="1" draw:end-shape="id7" draw:end-glue-point="1" svg:d="M32904 23654h1596v-13554" svg:viewBox="0 0 1597 13555">
          <text:p/>
        </draw:connector>
        <draw:line draw:style-name="gr5" draw:text-style-name="P2" xml:id="id7" draw:id="id7" draw:layer="layout" svg:x1="34.5cm" svg:y1="10.1cm" svg:x2="32.9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5:14:48.231986595</meta:creation-date>
    <dc:date>2016-04-12T15:34:31.033409652</dc:date>
    <meta:editing-duration>PT4M12S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